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fo:color="#6666ff" fo:language="ru" fo:country="RU" fo:font-style="normal" style:font-style-asian="normal" style:font-style-complex="normal"/>
    </style:style>
    <style:style style:name="P13"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text-properties fo:color="#6666ff" fo:language="ru" fo:country="RU" fo:font-style="normal" fo:background-color="transparent" style:font-style-asian="normal" style:font-style-complex="normal"/>
    </style:style>
    <style:style style:name="P15"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6"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7" style:family="paragraph" style:parent-style-name="Text_20_body">
      <style:text-properties fo:color="#00ccff" fo:language="ru" fo:country="RU" fo:font-style="normal" style:font-style-asian="normal" style:font-style-complex="normal"/>
    </style:style>
    <style:style style:name="P18"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3333ff"/>
    </style:style>
    <style:style style:name="P20"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paragraph-properties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22" style:family="paragraph" style:parent-style-name="Text_20_body">
      <style:paragraph-properties fo:background-color="transparent">
        <style:background-image/>
      </style:paragraph-properties>
      <style:text-properties fo:color="#6666ff" fo:language="ru" fo:country="RU" fo:font-style="normal" style:font-style-asian="normal" style:font-style-complex="normal"/>
    </style:style>
    <style:style style:name="P23" style:family="paragraph" style:parent-style-name="Text_20_body">
      <style:paragraph-properties fo:background-color="transparent">
        <style:background-image/>
      </style:paragraph-properties>
      <style:text-properties fo:color="#0000cc" fo:language="en" fo:country="US" fo:font-style="normal" fo:font-weight="normal" style:font-style-asian="normal" style:font-weight-asian="normal" style:font-style-complex="normal" style:font-weight-complex="normal"/>
    </style:style>
    <style:style style:name="P24" style:family="paragraph" style:parent-style-name="Text_20_body">
      <style:paragraph-properties fo:background-color="transparent">
        <style:background-image/>
      </style:paragraph-properties>
      <style:text-properties fo:color="#0066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background-color="transparent">
        <style:background-image/>
      </style:paragraph-properties>
      <style:text-properties fo:color="#3333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background-color="#66ccff">
        <style:background-image/>
      </style:paragraph-properties>
    </style:style>
    <style:style style:name="P27"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8"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0"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1"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3" style:family="paragraph" style:parent-style-name="Heading_20_2">
      <style:text-properties style:use-window-font-color="true"/>
    </style:style>
    <style:style style:name="P3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3">
      <style:text-properties fo:language="ru" fo:country="RU"/>
    </style:style>
    <style:style style:name="P39" style:family="paragraph" style:parent-style-name="Text_20_body" style:list-style-name="L3">
      <style:text-properties fo:language="ru" fo:country="RU" fo:background-color="#ffff00"/>
    </style:style>
    <style:style style:name="P4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41" style:family="paragraph" style:parent-style-name="Text_20_body">
      <style:paragraph-properties fo:background-color="#3399ff">
        <style:background-image/>
      </style:paragraph-properties>
      <style:text-properties fo:language="en" fo:country="US"/>
    </style:style>
    <style:style style:name="P42"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43"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language="en" fo:country="US"/>
    </style:style>
    <style:style style:name="T21" style:family="text">
      <style:text-properties style:use-window-font-color="true" fo:language="en" fo:country="US" fo:font-weight="normal" style:font-weight-asian="normal" style:font-weight-complex="normal"/>
    </style:style>
    <style:style style:name="T22" style:family="text">
      <style:text-properties style:use-window-font-color="true" fo:language="en" fo:country="US" fo:font-weight="normal" fo:background-color="transparent" style:font-weight-asian="normal" style:font-weight-complex="normal" loext:char-shading-value="0"/>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weight="normal" fo:background-color="transparent" style:font-weight-asian="normal" style:font-weight-complex="normal" loext:char-shading-value="0"/>
    </style:style>
    <style:style style:name="T25" style:family="text">
      <style:text-properties style:use-window-font-color="true" fo:language="en" fo:country="US" fo:font-weight="normal" fo:background-color="transparent" style:font-weight-asian="normal" style:font-weight-complex="normal" loext:char-shading-value="0"/>
    </style:style>
    <style:style style:name="T2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7" style:family="text">
      <style:text-properties style:use-window-font-color="true" style:font-name="PerryGothic"/>
    </style:style>
    <style:style style:name="T28"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9" style:family="text">
      <style:text-properties fo:color="#6666ff"/>
    </style:style>
    <style:style style:name="T30" style:family="text">
      <style:text-properties fo:color="#6666ff" fo:font-style="italic" fo:font-weight="normal" style:font-style-asian="italic" style:font-weight-asian="normal" style:font-style-complex="italic" style:font-weight-complex="normal"/>
    </style:style>
    <style:style style:name="T31" style:family="text">
      <style:text-properties fo:color="#6666ff" fo:language="ru" fo:country="RU" fo:font-style="normal" fo:font-weight="normal" style:font-style-asian="normal" style:font-weight-asian="normal" style:font-style-complex="normal" style:font-weight-complex="normal"/>
    </style:style>
    <style:style style:name="T32" style:family="text">
      <style:text-properties fo:color="#6666ff" fo:language="ru" fo:country="RU" fo:font-style="normal" style:font-style-asian="normal" style:font-style-complex="normal"/>
    </style:style>
    <style:style style:name="T33" style:family="text">
      <style:text-properties fo:color="#3399ff"/>
    </style:style>
    <style:style style:name="T34" style:family="text">
      <style:text-properties fo:color="#3399ff" fo:language="en" fo:country="US"/>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style:font-weight-asian="normal" style:font-weight-complex="normal" loext:char-shading-value="0"/>
    </style:style>
    <style:style style:name="T41" style:family="text">
      <style:text-properties fo:color="#3333ff" fo:language="en" fo:country="US" fo:font-weight="normal" fo:background-color="transparent" style:font-weight-asian="normal" style:font-weight-complex="normal" loext:char-shading-value="0"/>
    </style:style>
    <style:style style:name="T42" style:family="text">
      <style:text-properties fo:color="#3333ff" fo:language="en" fo:country="US" fo:font-style="normal" style:font-style-asian="normal" style:font-style-complex="normal"/>
    </style:style>
    <style:style style:name="T43"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fo:color="#3333ff" fo:font-weight="normal" style:font-weight-asian="normal" style:font-weight-complex="normal"/>
    </style:style>
    <style:style style:name="T45"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6" style:family="text">
      <style:text-properties fo:color="#0066ff"/>
    </style:style>
    <style:style style:name="T47" style:family="text">
      <style:text-properties fo:color="#0066ff" fo:language="ru" fo:country="RU" fo:font-style="normal" style:font-style-asian="normal" style:font-style-complex="normal"/>
    </style:style>
    <style:style style:name="T48" style:family="text">
      <style:text-properties fo:color="#0000cc" fo:language="en" fo:country="US" fo:font-weight="normal" style:font-weight-asian="normal" style:font-weight-complex="normal"/>
    </style:style>
    <style:style style:name="T49" style:family="text">
      <style:text-properties fo:color="#0066cc" fo:language="en" fo:country="US" fo:font-weight="normal" fo:background-color="transparent" style:font-weight-asian="normal" style:font-weight-complex="normal" loext:char-shading-value="0"/>
    </style:style>
    <style:style style:name="T50"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27">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6">1. Терра<text:line-break/><text:span text:style-name="T30">Gary Jules “Mad World” - </text:span><text:a xlink:type="simple" xlink:href="https://www.youtube.com/watch?v=4N3N1MlvVc4" text:style-name="Internet_20_link" text:visited-style-name="Visited_20_Internet_20_Link">https://www.youtube.com/watch?v=4N3N1MlvVc4</text:a><text:span text:style-name="T30"> </text:span></text:p>
      <text:p text:style-name="P26"><text:span text:style-name="T19">2. Пробуждение </text:span><text:bookmark text:name="eow-title1"/><text:span text:style-name="T7"><text:line-break/></text:span><text:span text:style-name="T10">AXEL F-Harold Faltermeyer</text:span><text:span text:style-name="T11"> - https://www.youtube.com/watch?v=V4kWpi2HnPU</text:span></text:p>
      <text:p text:style-name="P28">3. Норф <text:line-break/><text:span text:style-name="T6">Dire Straits - </text:span><text:span text:style-name="T6">What It Is </text:span><text:span text:style-name="T6">https://www.youtube.com/watch?v=BvAUQsbKnLI</text:span></text:p>
      <text:p text:style-name="P41">4. З<text:span text:style-name="T3">аклинание Последнего Шанса. <text:line-break/></text:span><text:span text:style-name="T3">Farmer — Je T“Aime Melancholie</text:span></text:p>
      <text:p text:style-name="P42">5. <text:span text:style-name="T14">Нерадивый ученик</text:span><text:span text:style-name="T14">,</text:span><text:span text:style-name="T14"> <text:s/><text:line-break/></text:span><text:span text:style-name="T14">Farmer – Poybeatrie </text:span></text:p>
      <text:p text:style-name="P41"><text:span text:style-name="T8">6. </text:span><text:span text:style-name="T18">Нерадивый ученик-2</text:span><text:span text:style-name="T8"> — <text:line-break/></text:span><text:span text:style-name="T8">Mylene Farmer – </text:span><text:span text:style-name="T8">Dessine-Moi Un Mouton</text:span></text:p>
      <text:p text:style-name="P43">7. Жаркий пикник<text:line-break/>Farmer — Vertige</text:p>
      <text:p text:style-name="P27">8. Стыд <text:line-break/><text:span text:style-name="T35">Pet Shop Boys — A Man Could Get Arrested </text:span><text:a xlink:type="simple" xlink:href="https://www.youtube.com/watch?v=QLf4_YsXFvk" text:style-name="Internet_20_link" text:visited-style-name="Visited_20_Internet_20_Link"><text:span text:style-name="T35">https://www.youtube.com/watch?v=QLf4_YsXFvk</text:span></text:a></text:p>
      <text:p text:style-name="P43">9. Кошмар пегасов - <text:line-break/><text:span text:style-name="T1">Mylene Farmer – </text:span><text:span text:style-name="T1">Optimistique-Moi</text:span></text:p>
      <text:p text:style-name="P43">10. (70*<text:span text:style-name="T1">ctg(Pi/4)-2)/(2*ln(e)-sin(0)) </text:span><text:line-break/>Mylene Farmer - California</text:p>
      <text:p text:style-name="P26"><text:span text:style-name="T47">11.</text:span><text:span text:style-name="T17">Прощание<text:line-break/></text:span><text:span text:style-name="T46">Mark Knopfler - Hill Farmer's Blues - Córdoba 2010 </text:span><text:a xlink:type="simple" xlink:href="https://www.youtube.com/watch?v=Py9SDdYGFrQ" text:style-name="Internet_20_link" text:visited-style-name="Visited_20_Internet_20_Link"><text:span text:style-name="T42">https://www.youtube.com/watch?v=Py9SDdYGFrQ</text:span></text:a></text:p>
      <text:p text:style-name="P29">12. Понивилль <text:line-break/><text:soft-page-break/>Seal – My Vision</text:p>
      <text:p text:style-name="P27">13. Расследование Твайлайт Спаркл -<text:line-break/><text:span text:style-name="T5">Seal - Amazing (T</text:span><text:span text:style-name="T9">hin White Duke Remix) https://www.youtube.com/watch?v=E-00RvfVx3o</text:span></text:p>
      <text:p text:style-name="P32">14. Знакомство с Рэйнбоу Дэш<text:line-break/>Roxette — How Do You Do</text:p>
      <text:p text:style-name="P30">15. День сурка <text:s/><text:line-break/><text:span text:style-name="T35">Mylene Farmer — L`Ame-Stram-Gram</text:span></text:p>
      <text:p text:style-name="P30">16. Мэйнхэттен<text:line-break/><text:span text:style-name="T37">Roxette – Crush On You</text:span></text:p>
      <text:p text:style-name="P30"><text:span text:style-name="T36">17. Деградация </text:span><text:span text:style-name="T21"><text:line-break/></text:span><text:span text:style-name="T48">Roxette – Queen of rain</text:span></text:p>
      <text:p text:style-name="P30">18. Филлидельфия<text:line-break/><text:span text:style-name="T39">Kiss – I Was Made For Lovin’ You</text:span></text:p>
      <text:p text:style-name="P30">19. Фейс-контроль<text:line-break/><text:span text:style-name="T40">Mothley Crue – </text:span><text:span text:style-name="T40">K</text:span><text:span text:style-name="T40">ickstart my heart</text:span></text:p>
      <text:p text:style-name="P30">20. Большое Откровение<text:line-break/><text:span text:style-name="T22">Seal – </text:span><text:span text:style-name="T22">Crazy</text:span></text:p>
      <text:p text:style-name="P30">21. Поединок с Луной<text:line-break/><text:span text:style-name="T35">Seal-Killer</text:span></text:p>
      <text:p text:style-name="P30">22. Лучший Гранд Галопин Гала в истории<text:span text:style-name="T12"><text:line-break/></text:span><text:span text:style-name="T49">Ace Enders – million different people</text:span></text:p>
      <text:p text:style-name="P31">23. Летающий замок<text:line-break/><text:span text:style-name="T29">Solarsoul &amp; Lukas Termena — Memories From The Sky</text:span></text:p>
      <text:p text:style-name="P31">24. Навсегда. И всегда. <text:span text:style-name="T1">-<text:line-break/></text:span><text:span text:style-name="T1">Erasure – Always</text:span></text:p>
      <text:p text:style-name="P26"><text:span text:style-name="T50">25. Осколки.<text:line-break/></text:span><text:bookmark text:name="eow-title3"/><text:span text:style-name="T40">Electric Light Orchestra - Sorrow About To Fall</text:span><text:span text:style-name="T43"> https://www.youtube.com/watch?v=71SbKaGb0qM</text:span></text:p>
      <text:p text:style-name="P26"><text:span text:style-name="T43">26. Терра. <text:line-break/><text:tab/><text:tab/></text:span><text:span text:style-name="T45">Воскресенье<text:line-break/><text:tab/></text:span><text:span text:style-name="T26">David Bowie - Ashes To Ashes https://www.youtube.com/watch?v=CMThz7eQ6K0</text:span><text:span text:style-name="T45"><text:line-break/></text:span></text:p>
      <text:p text:style-name="P20"><text:tab/><text:tab/>Понедельник - <text:line-break/><text:tab/><text:tab/><text:span text:style-name="T29">Michael Jackson — Get out of my mind</text:span></text:p>
      <text:p text:style-name="P30">27. Терра.<text:line-break/><text:tab/><text:tab/>Вторник- Michael Jackson — Leave Me Alone</text:p>
      <text:p text:style-name="P30"><text:tab/><text:tab/>Среда - Michael Jackson — <text:s/>This Time Around</text:p>
      <text:p text:style-name="P30">28. Терра</text:p>
      <text:p text:style-name="P30"><text:tab/><text:tab/>Четверг- Mike Oldfield – Tubular Bells II – Altered State</text:p>
      <text:p text:style-name="P30">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26"><text:span text:style-name="T31">30. Разговор за столиком в ночи<text:line-break/></text:span><text:bookmark text:name="eow-title5"/><text:span text:style-name="T44">Wintergatan LIVE At Victoriateatern - Giorgio By Moroder (Daft Punk cover)</text:span></text:p>
      <text:p text:style-name="P30">https://www.youtube.com/watch?v=GMuuLEF0a84&amp;t=182s</text:p>
      <text:p text:style-name="P26"><text:span text:style-name="T32">31. Эпилог<text:line-break/></text:span><text:bookmark text:name="eow-title6"/><text:span text:style-name="T37">Daft Punk - Get Lucky https://www.youtube.com/watch?v=h5EofwRzit0</text:span></text:p>
      <text:p text:style-name="P22"/>
      <text:p text:style-name="P12"><text:soft-page-break/>(в Эпилоге - эскиз первого рисунка – Сел ложит рог Анону на плечо)</text:p>
      <text:p text:style-name="P12">Подходящая для глав музыка:</text:p>
      <text:p text:style-name="P34">Bee Gees – You Should Be dancing</text:p>
      <text:p text:style-name="P12"><text:span text:style-name="T12">INXS – Suicide blonde,</text:span><text:span text:style-name="T22"> Mediate, Need You Tonight</text:span></text:p>
      <text:p text:style-name="P12"><text:span text:style-name="T46">Mike Oldfield — The Top Of The Morning, </text:span><text:span text:style-name="T13">Tres Lunas ”To Be Free” (Radio Edit), </text:span><text:span text:style-name="T39">Nighshade, Outcast, Secrets, Weightless, Voyager</text:span></text:p>
      <text:p text:style-name="P12">Knopfler — Why Aye Man, You Do Not Know you“re born, Calling Elvis, It Never Rains, Lonely Is The Night, Money For Nothing, The World Is Made Of Glass, When It Comes To You, Why Worry, <text:span text:style-name="T7">The Long Road, </text:span><text:span text:style-name="T7">Sultans Of The Swing</text:span><text:span text:style-name="T7">, </text:span><text:span text:style-name="T7">Hard Cases</text:span><text:span text:style-name="T7">, Four in a Row, </text:span><text:span text:style-name="T7">All That I Have In The World, </text:span><text:span text:style-name="T51">Freeway Flyer, The Road, Coyote, </text:span><text:span text:style-name="T22">Imelda</text:span></text:p>
      <text:p text:style-name="P25">ZZ Top – Gimme all your lovin</text:p>
      <text:p text:style-name="P23">David Bowie - Lets Dance</text:p>
      <text:p text:style-name="P24"><text:bookmark text:name="eow-title"/>Haddaway - What is love </text:p>
      <text:p text:style-name="P21"><text:span text:style-name="T36">Metallica-Enter Sandman</text:span><text:span text:style-name="T5"><text:line-break/></text:span>Mylene Farmer — Desechantee, <text:span text:style-name="T33">XXL</text:span></text:p>
      <text:p text:style-name="P16">Michael Jackson –Do not Stop Till You Get Enough, Get On The Floor, Burn This Disco Out, Beat It, Billie Jean, <text:span text:style-name="T35">You Rock My World</text:span></text:p>
      <text:p text:style-name="P15">Pink Floyd “Another Brick In The Wall”<text:line-break/><text:span text:style-name="T20"> </text:span><text:span text:style-name="T9">Pet Shop Boys “So Hard”, </text:span><text:span text:style-name="T1">“Disappointed”</text:span></text:p>
      <text:p text:style-name="P14">Roger Waters — What God Wants</text:p>
      <text:p text:style-name="P12">Roxette - <text:span text:style-name="T37">The Look</text:span>, Riders In The Sky</text:p>
      <text:p text:style-name="P12">Synthis — Empty Skies</text:p>
      <text:p text:style-name="P12">Blusoul — Eat Dust</text:p>
      <text:p text:style-name="P17">d.notive — Talking Flight</text:p>
      <text:p text:style-name="P12">Cure — Apart, Love Song, Lullaby, The Big Hand, Wrong Number</text:p>
      <text:p text:style-name="P12">Martin Mitton — Lonely Girl</text:p>
      <text:p text:style-name="P12">A-ha — The Sun Always shines on TV</text:p>
      <text:p text:style-name="P13">Coldplay — Do not panic, Talk</text:p>
      <text:p text:style-name="P13">Cranberries — Animal Instinct</text:p>
      <text:p text:style-name="P13">Deep Purple — Smoke On The Water</text:p>
      <text:p text:style-name="P13">Depeche Mode — Never Let Me Down Again,Master And Servants,A Question Of Time,No Good,Painkiller</text:p>
      <text:p text:style-name="P13"><text:span text:style-name="T34">Seal — </text:span><text:span text:style-name="T34">Kiss From A Rose</text:span></text:p>
      <text:p text:style-name="P11">Blue Ouster Cult – Do Not Fear The Reaper</text:p>
      <text:p text:style-name="P11">Enigma – Return To Innocence</text:p>
      <text:p text:style-name="P18">Erasure – <text:span text:style-name="T14">I love to hate you</text:span></text:p>
      <text:p text:style-name="P11">Foreigner – Urgent</text:p>
      <text:p text:style-name="P11">Jarre – Chronologie, Calypso 1, Globe Trotter</text:p>
      <text:p text:style-name="P19">Linkin Park — Numb</text:p>
      <text:p text:style-name="P19">Megadeth — Symphony Of Destruction</text:p>
      <text:p text:style-name="P19">Nirvana — Come As You Are</text:p>
      <text:p text:style-name="P1"><text:span text:style-name="T16">&lt;</text:span><text:span text:style-name="T28">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text:span><text:soft-page-break/><text:span text:style-name="T28">не так?»</text:span><text:span text:style-name="T16">&gt;</text:span></text:p>
      <text:p text:style-name="P7">&lt;<text:span text:style-name="T3">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0"/>
      <text:h text:style-name="P33" text:outline-level="2"/>
      <text:h text:style-name="Heading_20_2" text:outline-level="2">Идеи</text:h>
      <text:list xml:id="list5123824881927684346" text:style-name="L1">
        <text:list-item>
          <text:p text:style-name="P36">Книги:</text:p>
        </text:list-item>
      </text:list>
      <text:list xml:id="list7981750851427462377"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40">«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3485651141225930602" text:style-name="L3">
        <text:list-item>
          <text:p text:style-name="P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9">Селестия — переменчивая пони. В одно время не строгая, а в другое может быть такой, что <text:soft-page-break/>страшно становится</text:p>
        </text:list-item>
        <text:list-item>
          <text:p text:style-name="P38">У Селестии были такие элементы гармонии: Магия, Доброта, Смех. У Луны — Верность, Честность, Щедрость. (ксенофазия)</text:p>
        </text:list-item>
        <text:list-item>
          <text:p text:style-name="P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8">Около 820-ти лет назад будущий маг Лайтнинг Стар поступил на обучение к наставнику Тииспоту</text:p>
        </text:list-item>
        <text:list-item>
          <text:p text:style-name="P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8">У Селестии грива и хвост развеваются и переливаются от магического шампуня</text:p>
        </text:list-item>
        <text:list-item>
          <text:p text:style-name="P38">Тело Селестии очень крепкое — может выдержать несколько тонн земли</text:p>
        </text:list-item>
        <text:list-item>
          <text:p text:style-name="P38">Дискорд намного старше принцесс, его магия сильнее ихней на голову</text:p>
        </text:list-item>
        <text:list-item>
          <text:p text:style-name="P38">Луна младше Селестии на 3 года. Сёстрам около 5000 лет. <text:span text:style-name="T2">По другим данным, Селестии около 2500 лет (Обмен).</text:span></text:p>
        </text:list-item>
        <text:list-item>
          <text:p text:style-name="P38">Принцессы начали войну с Дискордом в возрасте, когда им было около 700 лет — и продолжалась война почти сто лет</text:p>
        </text:list-item>
        <text:list-item>
          <text:p text:style-name="P38">Самый главный враг сестёр и Дискорда — скука</text:p>
        </text:list-item>
        <text:list-item>
          <text:p text:style-name="P38">В Эквестрии на одного жеребца приходится четыре - пять кобыл</text:p>
        </text:list-item>
        <text:list-item>
          <text:p text:style-name="P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8">Селестия в первые полторы тысячи лет путешествовала — и заварила несколько войн (две — с Эквестрией, в одной была против Луны)</text:p>
        </text:list-item>
        <text:list-item>
          <text:p text:style-name="P38">Настоящий цвет гривы Селестии — клубнично-розовая. Радужный цвет гривы и хвоста поддерживается магией</text:p>
        </text:list-item>
        <text:list-item>
          <text:p text:style-name="P38">Кроме Дискорда, старше сестёр ещё старейшина драконов</text:p>
        </text:list-item>
        <text:list-item>
          <text:p text:style-name="P38">Кэйденс не прожила и 60-ти лет и является низкорожденной</text:p>
        </text:list-item>
        <text:list-item>
          <text:p text:style-name="P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8">Народ тихо фигел от нововведений и с ещё большим ожесточением продолжал делать по-своему</text:p>
        </text:list-item>
        <text:list-item>
          <text:p text:style-name="P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8">Когда пони женятся, они обмениваются ножными браслетами</text:p>
        </text:list-item>
        <text:list-item>
          <text:p text:style-name="P38">Светилами, кроме сестёр, могут управлять единороги (группы), Дискорд, Твайлайт и Старсвирл</text:p>
        </text:list-item>
        <text:list-item>
          <text:p text:style-name="P38">Королева Кризалис — правительница Зелёной Долины</text:p>
        </text:list-item>
        <text:list-item>
          <text:p text:style-name="P38"><text:soft-page-break/>Мать Луны и Селестии — аликорн Лорен. Мать Дискорда — Алиса (пони-человек)</text:p>
        </text:list-item>
        <text:list-item>
          <text:p text:style-name="P38">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9-10T13:30:49.04</dc:date>
    <meta:editing-duration>P14DT5H58M55S</meta:editing-duration>
    <meta:editing-cycles>571</meta:editing-cycles>
    <meta:generator>OpenOffice/4.1.1$Win32 OpenOffice.org_project/411m6$Build-9775</meta:generator>
    <dc:creator>макс </dc:creator>
    <meta:document-statistic meta:table-count="0" meta:image-count="0" meta:object-count="0" meta:page-count="6" meta:paragraph-count="136" meta:word-count="1497" meta:character-count="9698"/>
  </office:meta>
</office:document-meta>
</file>